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8b6" officeooo:paragraph-rsid="0013b8b6"/>
    </style:style>
    <style:style style:name="P2" style:family="paragraph" style:parent-style-name="Standard">
      <style:text-properties officeooo:rsid="0013cfb8" officeooo:paragraph-rsid="0013cfb8"/>
    </style:style>
    <style:style style:name="P3" style:family="paragraph" style:parent-style-name="Standard">
      <style:text-properties officeooo:rsid="00157d4c" officeooo:paragraph-rsid="00157d4c"/>
    </style:style>
    <style:style style:name="P4" style:family="paragraph" style:parent-style-name="Standard">
      <style:text-properties officeooo:rsid="0016b1c9" officeooo:paragraph-rsid="0016b1c9"/>
    </style:style>
    <style:style style:name="P5" style:family="paragraph" style:parent-style-name="Standard">
      <style:text-properties officeooo:rsid="0016b914" officeooo:paragraph-rsid="0016b914"/>
    </style:style>
    <style:style style:name="P6" style:family="paragraph" style:parent-style-name="Standard">
      <style:text-properties officeooo:rsid="00173e3a" officeooo:paragraph-rsid="00173e3a"/>
    </style:style>
    <style:style style:name="P7" style:family="paragraph" style:parent-style-name="Standard">
      <style:text-properties officeooo:rsid="001cbb64" officeooo:paragraph-rsid="001cbb64"/>
    </style:style>
    <style:style style:name="P8" style:family="paragraph" style:parent-style-name="Standard">
      <style:text-properties officeooo:rsid="001cbb64" officeooo:paragraph-rsid="001d81ed"/>
    </style:style>
    <style:style style:name="P9" style:family="paragraph" style:parent-style-name="Standard">
      <style:text-properties officeooo:rsid="001d81ed" officeooo:paragraph-rsid="001d81ed"/>
    </style:style>
    <style:style style:name="P10" style:family="paragraph" style:parent-style-name="Standard">
      <style:text-properties officeooo:rsid="00224f45" officeooo:paragraph-rsid="00224f45"/>
    </style:style>
    <style:style style:name="P11" style:family="paragraph" style:parent-style-name="Standard">
      <style:text-properties officeooo:rsid="00232af7" officeooo:paragraph-rsid="00232af7"/>
    </style:style>
    <style:style style:name="P12" style:family="paragraph" style:parent-style-name="Standard">
      <style:text-properties officeooo:rsid="0024036c" officeooo:paragraph-rsid="0024036c"/>
    </style:style>
    <style:style style:name="P13" style:family="paragraph" style:parent-style-name="Standard">
      <style:text-properties officeooo:rsid="0024036c" officeooo:paragraph-rsid="002c9d47"/>
    </style:style>
    <style:style style:name="P14" style:family="paragraph" style:parent-style-name="Standard">
      <style:text-properties officeooo:rsid="00255aaf" officeooo:paragraph-rsid="0025b08f"/>
    </style:style>
    <style:style style:name="P15" style:family="paragraph" style:parent-style-name="Standard">
      <style:text-properties officeooo:rsid="00255aaf" officeooo:paragraph-rsid="00320ec6"/>
    </style:style>
    <style:style style:name="P16" style:family="paragraph" style:parent-style-name="Standard">
      <style:text-properties officeooo:rsid="002e32ac" officeooo:paragraph-rsid="002e32ac"/>
    </style:style>
    <style:style style:name="P17" style:family="paragraph" style:parent-style-name="Standard">
      <style:text-properties officeooo:rsid="00319063" officeooo:paragraph-rsid="00320ec6"/>
    </style:style>
    <style:style style:name="P18" style:family="paragraph" style:parent-style-name="Standard">
      <style:text-properties officeooo:rsid="001d81ed" officeooo:paragraph-rsid="001d81ed"/>
    </style:style>
    <style:style style:name="P19" style:family="paragraph" style:parent-style-name="Standard">
      <style:text-properties officeooo:rsid="001d81ed" officeooo:paragraph-rsid="0035f09c"/>
    </style:style>
    <style:style style:name="P20" style:family="paragraph" style:parent-style-name="Standard">
      <style:text-properties officeooo:rsid="001d81ed" officeooo:paragraph-rsid="00386c18"/>
    </style:style>
    <style:style style:name="P21" style:family="paragraph" style:parent-style-name="Standard">
      <style:text-properties officeooo:rsid="001d81ed" officeooo:paragraph-rsid="0039d8ec"/>
    </style:style>
    <style:style style:name="P22" style:family="paragraph" style:parent-style-name="Standard">
      <style:text-properties officeooo:rsid="0034e7f6" officeooo:paragraph-rsid="0035f09c"/>
    </style:style>
    <style:style style:name="P23" style:family="paragraph" style:parent-style-name="Standard">
      <style:text-properties officeooo:rsid="0036b446" officeooo:paragraph-rsid="0036b446"/>
    </style:style>
    <style:style style:name="P24" style:family="paragraph" style:parent-style-name="Standard">
      <style:text-properties officeooo:rsid="00224f45" officeooo:paragraph-rsid="00224f45"/>
    </style:style>
    <style:style style:name="P25" style:family="paragraph" style:parent-style-name="Standard">
      <style:text-properties officeooo:rsid="0013b8b6" officeooo:paragraph-rsid="0036b446"/>
    </style:style>
    <style:style style:name="P26" style:family="paragraph" style:parent-style-name="Standard">
      <style:text-properties officeooo:rsid="00234319" officeooo:paragraph-rsid="0039d8ec"/>
    </style:style>
    <style:style style:name="P27" style:family="paragraph" style:parent-style-name="Standard">
      <style:text-properties officeooo:rsid="0024036c" officeooo:paragraph-rsid="003a996b"/>
    </style:style>
    <style:style style:name="P28" style:family="paragraph" style:parent-style-name="Standard">
      <style:text-properties officeooo:rsid="00255aaf" officeooo:paragraph-rsid="003a996b"/>
    </style:style>
    <style:style style:name="P29" style:family="paragraph" style:parent-style-name="Standard">
      <style:text-properties officeooo:rsid="00319063" officeooo:paragraph-rsid="003a996b"/>
    </style:style>
    <style:style style:name="T1" style:family="text">
      <style:text-properties officeooo:rsid="001ac937"/>
    </style:style>
    <style:style style:name="T2" style:family="text">
      <style:text-properties officeooo:rsid="001ccbae"/>
    </style:style>
    <style:style style:name="T3" style:family="text">
      <style:text-properties officeooo:rsid="001d81ed"/>
    </style:style>
    <style:style style:name="T4" style:family="text">
      <style:text-properties officeooo:rsid="00232af7"/>
    </style:style>
    <style:style style:name="T5" style:family="text">
      <style:text-properties officeooo:rsid="00234319"/>
    </style:style>
    <style:style style:name="T6" style:family="text">
      <style:text-properties officeooo:rsid="0025b08f"/>
    </style:style>
    <style:style style:name="T7" style:family="text">
      <style:text-properties officeooo:rsid="002befb5"/>
    </style:style>
    <style:style style:name="T8" style:family="text">
      <style:text-properties officeooo:rsid="002c9d47"/>
    </style:style>
    <style:style style:name="T9" style:family="text">
      <style:text-properties officeooo:rsid="002e32ac"/>
    </style:style>
    <style:style style:name="T10" style:family="text">
      <style:text-properties officeooo:rsid="00326e54"/>
    </style:style>
    <style:style style:name="T11" style:family="text">
      <style:text-properties officeooo:rsid="0033ea87"/>
    </style:style>
    <style:style style:name="T12" style:family="text">
      <style:text-properties officeooo:rsid="0035ceef"/>
    </style:style>
    <style:style style:name="T13" style:family="text">
      <style:text-properties officeooo:rsid="0035f09c"/>
    </style:style>
    <style:style style:name="T14" style:family="text">
      <style:text-properties officeooo:rsid="0036b446"/>
    </style:style>
    <style:style style:name="T15" style:family="text">
      <style:text-properties officeooo:rsid="00386c18"/>
    </style:style>
    <style:style style:name="T16" style:family="text">
      <style:text-properties officeooo:rsid="003ba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k-Kontoauszüge erstellen und versenden</text:p>
      <text:p text:style-name="P1"/>
      <text:p text:style-name="P10">Dieses Dokument beschreibt, wie ein Kontoauszug je<text:span text:style-name="T3"> Dk-Geber*in </text:span>automatisiert per Email versendet werden kann.</text:p>
      <text:p text:style-name="P10">Hintergrund: Die OO-Dk-Verwaltung ermöglicht nur das Erzeugen von Serienbriefen der Kontoauszüge für den manuellen Einzel-Versand.</text:p>
      <text:p text:style-name="P10"/>
      <text:p text:style-name="P23">ACHTUNG: </text:p>
      <text:p text:style-name="P25"><text:span text:style-name="T14">Die </text:span>Dk-Kontoauszüge <text:span text:style-name="T14">in der DkVerwaltungQt müssen VOR dem Jahresabschluss </text:span>erstell<text:span text:style-name="T14">t werden.</text:span> </text:p>
      <text:p text:style-name="P25"/>
      <text:p text:style-name="P2">1. Jahresabschluss erstellen in der OO-Dk-Verwaltung</text:p>
      <text:p text:style-name="P3"><text:span text:style-name="T1">a)</text:span> Datensicherung</text:p>
      <text:p text:style-name="P3"><text:span text:style-name="T1">b)</text:span> Daten exportieren</text:p>
      <text:p text:style-name="P3">– 01.01.201<text:span text:style-name="T10">9</text:span></text:p>
      <text:p text:style-name="P3">– komplette Kontostände</text:p>
      <text:p text:style-name="P4">--- Kontoauszüge erstellen</text:p>
      <text:p text:style-name="P4">--- <text:s/>Jahresabschluss – Journal für neues Jahr aktualisieren</text:p>
      <text:p text:style-name="P5">=&gt; Supi – hat alles geklappt</text:p>
      <text:p text:style-name="P6"><text:span text:style-name="T1">c)</text:span> Speichern</text:p>
      <text:p text:style-name="P6"/>
      <text:p text:style-name="P2">2. Daten aus OO-Dk-Verwaltung exportieren und in DkVerwaltungQt importieren</text:p>
      <text:p text:style-name="P7">Beschreibung ist in Dk<text:span text:style-name="T2">V</text:span>erwal<text:span text:style-name="T2">t</text:span>ungQt.odt.</text:p>
      <text:p text:style-name="P7"/>
      <text:p text:style-name="P8">3. <text:span text:style-name="T3">Jahres Dk-Bestätigungen generieren</text:span></text:p>
      <text:p text:style-name="P11">a) ggf. Anpassen der Vorlagendateien <text:s/>Jahreskontoauszug.html, Zinsbescheinigung.html</text:p>
      <text:p text:style-name="P20"><text:span text:style-name="T4">b</text:span>) In DkVerwaltungQt in dbfkts.cpp getJahr(){ return 1<text:span text:style-name="T15">8</text:span>; } statt Vorjahr <text:span text:style-name="T15">bzw. in getJahrFromIni()</text:span></text:p>
      <text:p text:style-name="P9"><text:span text:style-name="T4">c</text:span>) DkVerwaltungQt kompilieren und starten.</text:p>
      <text:p text:style-name="P26">d) Kopieren der Datei <text:span text:style-name="T4">Jahreskontoauszug.html/Zinsbescheinigung</text:span>.html<text:span text:style-name="T4"> </text:span>ins <text:span text:style-name="T3">Programmverzeichnisses</text:span></text:p>
      <text:p text:style-name="P21"><text:span text:style-name="T5">e</text:span>) Button „Jahres Dk-Bestätigungen generieren“/„Jahres <text:span text:style-name="T12">Zinsbescheini</text:span>gungen generieren“ klicken</text:p>
      <text:p text:style-name="P9">=&gt; Im Unterordner „JahresDkBestaetigungen201<text:span text:style-name="T11">8</text:span>“ des Programmverzeichnisses befinden sich jetzt die generierten <text:s/>Jahres Dk-Bestätigungen im html-Format pro Dk-Geber*in</text:p>
      <text:p text:style-name="P19">=&gt; Im Unterordner „Jahres<text:span text:style-name="T13">Zinsbesche</text:span>i<text:span text:style-name="T13">ni</text:span>gungen201<text:span text:style-name="T11">8</text:span>“ des Programmverzeichnisses befinden sich jetzt die generierten <text:s/>Jahres <text:span text:style-name="T13">Zinsbesche</text:span>i<text:span text:style-name="T13">ni</text:span>gungen im html-Format pro Dk-Geber*in</text:p>
      <text:p text:style-name="P22"/>
      <text:p text:style-name="P12">4. Pdf-Dateien generieren</text:p>
      <text:p text:style-name="P27">a) Logo <text:span text:style-name="T7">(F13TurleyGmbH2.gif) </text:span>kopieren in <text:span text:style-name="T3">Unterordner „JahresDkBestaetigungen2018“/„JahresZinsbescheinigungen2018“ des Programmverzeichnisses</text:span></text:p>
      <text:p text:style-name="P28"><text:span text:style-name="T8">b</text:span>) html2pdf.sh und <text:span text:style-name="T6">url2pdf kopieren in Unterordner „JahresDkBestaetigungen2018“/„JahresZinsbescheinigungen2018“ des Programmverzeichnisses</text:span></text:p>
      <text:p text:style-name="P29">c) In <text:span text:style-name="T6">Unterordner „JahresDkBestaetigungen2018“/„JahresZinsbescheinigungen2018“ des Programmverzeichnisses </text:span>wechseln und „./html2pdf.sh“ aufrufen</text:p>
      <text:p text:style-name="P14"/>
      <text:p text:style-name="P13"><text:span text:style-name="T8">5</text:span>. Pdf-Dateien <text:span text:style-name="T8">versenden</text:span></text:p>
      <text:p text:style-name="P16">a) sendDKJAKtos.py ggf. anpassen <text:span text:style-name="T16">(2017 durch 2018 ersetzen)</text:span></text:p>
      <text:p text:style-name="P15"><text:span text:style-name="T8">b</text:span>) <text:span text:style-name="T9">sendDKJAKtos.py kopieren in Unterordner „JahresDkBestaetigungen2018“ des Programmverzeichnisses</text:span></text:p>
      <text:p text:style-name="P17">c) In <text:span text:style-name="T6">Unterordner „JahresDkBestaetigungen2018“ des Programmverzeichnisses </text:span>wechseln und „./<text:span text:style-name="T9">sendDKJAKtos.py</text:span>“ aufrufen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25:53.748845254</meta:creation-date>
    <dc:date>2019-01-06T15:11:41.463863826</dc:date>
    <meta:editing-duration>P1DT12M25S</meta:editing-duration>
    <meta:editing-cycles>41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32" meta:word-count="229" meta:character-count="2266" meta:non-whitespace-character-count="2059"/>
  </office:meta>
</office:document-meta>
</file>